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officeooo:paragraph-rsid="00329d4b"/>
    </style:style>
    <style:style style:name="P13" style:family="paragraph" style:parent-style-name="Text_20_body">
      <style:paragraph-properties fo:text-align="justify" style:justify-single-word="false"/>
      <style:text-properties officeooo:rsid="002d6c6e" officeooo:paragraph-rsid="00329d4b"/>
    </style:style>
    <style:style style:name="P14" style:family="paragraph" style:parent-style-name="Text_20_body">
      <style:paragraph-properties fo:text-align="justify" style:justify-single-word="false"/>
      <style:text-properties officeooo:rsid="002f0b56" officeooo:paragraph-rsid="00329d4b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2d6c6e" officeooo:paragraph-rsid="00329d4b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329d4b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Notas_20_Informativas">
      <style:text-properties fo:font-size="12pt" officeooo:paragraph-rsid="00329d4b" style:font-size-asian="12pt" style:font-size-complex="12pt"/>
    </style:style>
    <style:style style:name="P25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329d4b" style:font-name-asian="Webdings" style:font-size-asian="12pt" style:font-name-complex="Webdings" style:font-size-complex="12pt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style:font-name="Webdings" officeooo:rsid="0025cabe" style:font-name-asian="Webdings" style:font-name-complex="Web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style:font-name="Calibri1" officeooo:rsid="0025cabe" style:font-name-asian="Webdings" style:font-name-complex="Webdings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25cabe"/>
    </style:style>
    <style:style style:name="T14" style:family="text">
      <style:text-properties fo:language="es" fo:country="ES" officeooo:rsid="002d6c6e"/>
    </style:style>
    <style:style style:name="T15" style:family="text">
      <style:text-properties fo:language="es" fo:country="ES" officeooo:rsid="002faf01"/>
    </style:style>
    <style:style style:name="T16" style:family="text">
      <style:text-properties officeooo:rsid="00329d4b"/>
    </style:style>
    <style:style style:name="T17" style:family="text">
      <style:text-properties officeooo:rsid="0033724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jercicios voluntarios 2ª Evaluación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6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jercicios voluntarios 2ª Evaluació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0">Sergio García Barea</text:p>
      <text:p text:style-name="P19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2">201<text:span text:style-name="T17">8</text:span>/201<text:span text:style-name="T17">9</text:span></text:p>
      <text:p text:style-name="P21"><text:tab/><text:tab/><text:tab/><text:tab/><text:tab/><text:tab/><text:tab/><text:tab/><text:tab/><text:tab/>Versión:<text:date style:data-style-name="N104" text:date-value="2019-02-10T15:14:57.968999692">190210</text:date>.<text:time style:data-style-name="N105" text:time-value="2019-02-10T15:14:57.968999692">1514</text:time></text:p>
      <text:p text:style-name="P3"/>
      <text:p text:style-name="Standard"/>
      <text:p text:style-name="P11"/>
      <text:p text:style-name="P11"><text:soft-page-break/>Licencia</text:p>
      <text:p text:style-name="Standard"/>
      <text:p text:style-name="P18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6"/>
      <text:p text:style-name="Notas_20_Informativas"><text:span text:style-name="T3"> </text:span>Atención</text:p>
      <text:p text:style-name="P16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Boletín de ejercicios<text:tab/>3</text:p>
        </text:index-body>
      </text:table-of-content>
      <text:p text:style-name="Standard"/>
      <text:p text:style-name="P27"/>
      <text:p text:style-name="Standard"/>
      <text:p text:style-name="Titulo"><text:user-field-get text:name="Tema">Ejercicios voluntarios 2ª Evaluación</text:user-field-get></text:p>
      <text:p text:style-name="Titulo"/>
      <text:h text:style-name="P28" text:outline-level="1">Boletín de ejercicios</text:h>
      <text:p text:style-name="P24"><text:span text:style-name="T5"> </text:span><text:span text:style-name="T11">Intentar que el programa sea lo mas claro y estructurado posible, así como incluir comentarios en sitios clave para facilitar la comprensión del mismo.</text:span></text:p>
      <text:p text:style-name="P17"/>
      <text:p text:style-name="P24"><text:span text:style-name="T4"> </text:span><text:span text:style-name="T11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25">La copia se castiga con el suspenso del módulo completo.</text:p>
      <text:p text:style-name="P12">1)<text:span text:style-name="T13"> </text:span><text:span text:style-name="T14">Entra y registrate en </text:span><text:a xlink:type="simple" xlink:href="http://codeforces.com/" text:style-name="Internet_20_link" text:visited-style-name="Visited_20_Internet_20_Link">http://codeforces.com</text:a></text:p>
      <text:p text:style-name="P15">2) Acude al “Problemset” y resuelve un problema (cualquiera, sin importar su dificultad) usando Javascript. Para considerarse un problema resuelto, debe ser aceptado por el juez de CodeForces. <text:span text:style-name="T16">NO SE PUEDE PRESENTAR PROBLEMAS PRESENTADOS PARA SUBIR NOTA EN LA PRIMERA EVALUACIÓN.</text:span></text:p>
      <text:p text:style-name="P15">3) Por cada problema resuelto, realiza en un documento con tu nombre, problema y explicando como has resuelto el problema (máximo una cara).</text:p>
      <text:p text:style-name="P15">4) Realiza una captura que indique que el juez considera el problema resuelto.</text:p>
      <text:p text:style-name="P13"><text:span text:style-name="T12">5) Cada problema resuelto que se envíe con código + captura + documento sumará 0.2 a la nota del </text:span><text:span text:style-name="T15">examen, hasta un máximo de 1 puntos, siempre que la nota del examen sea mayor que 4.</text:span></text:p>
      <text:p text:style-name="P13"><text:span text:style-name="T12">6) Puedes utilizar los foros para cualquier duda del funcionamiento de Code</text:span><text:span text:style-name="T15">F</text:span><text:span text:style-name="T12">orces.</text:span></text:p>
      <text:p text:style-name="P15"/>
      <text:p text:style-name="P15">Información sobre el uso de Javascript en CodeForces con D8:</text:p>
      <text:p text:style-name="P13"><text:a xlink:type="simple" xlink:href="http://codeforces.com/blog/entry/10594" text:style-name="Internet_20_link" text:visited-style-name="Visited_20_Internet_20_Link"><text:span text:style-name="T12">http://codeforces.com/blog/entry/10594</text:span></text:a></text:p>
      <text:p text:style-name="P15">Instalar la shell D8 de Javascript en Linux</text:p>
      <text:p text:style-name="P14"><text:a xlink:type="simple" xlink:href="http://michaellaszlo.com/installing-d8-javascript-shell-linux/" text:style-name="Internet_20_link" text:visited-style-name="Visited_20_Internet_20_Link">http://michaellaszlo.com/installing-d8-javascript-shell-linux/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jercicios voluntarios 2ª Evaluació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jercicios voluntarios 2ª Evaluación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9M25S</meta:editing-duration>
    <meta:editing-cycles>19</meta:editing-cycles>
    <meta:generator>LibreOffice/6.2.0.3$Windows_X86_64 LibreOffice_project/98c6a8a1c6c7b144ce3cc729e34964b47ce25d62</meta:generator>
    <dc:title>Plantilla CEED</dc:title>
    <dc:date>2019-02-10T15:14:57.698000000</dc:date>
    <meta:print-date>2017-01-29T23:56:37.314000000</meta:print-date>
    <meta:document-statistic meta:table-count="0" meta:image-count="2" meta:object-count="0" meta:page-count="3" meta:paragraph-count="35" meta:word-count="357" meta:character-count="2391" meta:non-whitespace-character-count="2049"/>
    <meta:template xlink:type="simple" xlink:actuate="onRequest" xlink:title="Plantilla CEED" xlink:href="../../../../../../.config/libreoffice/4/user/template/Plantilla%20CEED.ott" meta:date="2016-09-29T09:38:56.073759322"/>
  </office:meta>
</office:document-meta>
</file>